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20" style:family="table-row">
      <style:table-row-properties style:min-row-height="1.021cm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26" style:family="table-row">
      <style:table-row-properties style:min-row-height="0.605cm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39" style:family="table-row">
      <style:table-row-properties style:min-row-height="0.723cm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1.C61" style:family="table-cell">
      <style:table-cell-properties fo:padding="0.097cm" fo:border-left="0.5pt solid #000000" fo:border-right="0.5pt solid #000000" fo:border-top="none" fo:border-bottom="0.5pt solid #000000"/>
    </style:style>
    <style:style style:name="Tabla1.C62" style:family="table-cell">
      <style:table-cell-properties fo:padding="0.097cm" fo:border-left="0.5pt solid #000000" fo:border-right="0.5pt solid #000000" fo:border-top="none" fo:border-bottom="0.5pt solid #000000"/>
    </style:style>
    <style:style style:name="Tabla1.C63" style:family="table-cell">
      <style:table-cell-properties fo:padding="0.097cm" fo:border-left="0.5pt solid #000000" fo:border-right="0.5pt solid #000000" fo:border-top="none" fo:border-bottom="0.5pt solid #000000"/>
    </style:style>
    <style:style style:name="Tabla1.C64" style:family="table-cell">
      <style:table-cell-properties fo:padding="0.097cm" fo:border-left="0.5pt solid #000000" fo:border-right="0.5pt solid #000000" fo:border-top="none" fo:border-bottom="0.5pt solid #000000"/>
    </style:style>
    <style:style style:name="Tabla1.C6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6" style:family="table-cell">
      <style:table-cell-properties fo:padding="0.097cm" fo:border-left="0.5pt solid #000000" fo:border-right="0.5pt solid #000000" fo:border-top="none" fo:border-bottom="0.5pt solid #000000"/>
    </style:style>
    <style:style style:name="Tabla1.C67" style:family="table-cell">
      <style:table-cell-properties fo:padding="0.097cm" fo:border-left="0.5pt solid #000000" fo:border-right="0.5pt solid #000000" fo:border-top="none" fo:border-bottom="0.5pt solid #000000"/>
    </style:style>
    <style:style style:name="Tabla1.C68" style:family="table-cell">
      <style:table-cell-properties fo:padding="0.097cm" fo:border-left="0.5pt solid #000000" fo:border-right="0.5pt solid #000000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Tabla1.C70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5" style:family="table-row">
      <style:table-row-properties style:min-row-height="0.575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4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5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6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9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0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1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2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3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4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5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36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37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38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39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P40" style:family="paragraph" style:parent-style-name="Table_20_Contents">
      <style:text-properties fo:font-size="10pt" officeooo:rsid="003f45e0" officeooo:paragraph-rsid="003f45e0" style:font-size-asian="10pt" style:font-size-complex="10pt"/>
    </style:style>
    <style:style style:name="P41" style:family="paragraph" style:parent-style-name="Table_20_Contents">
      <style:text-properties fo:font-size="10pt" officeooo:rsid="0045ff68" officeooo:paragraph-rsid="0045ff68" style:font-size-asian="10pt" style:font-size-complex="10pt"/>
    </style:style>
    <style:style style:name="P42" style:family="paragraph" style:parent-style-name="Table_20_Contents">
      <style:text-properties fo:font-size="10pt" officeooo:rsid="000df132" officeooo:paragraph-rsid="000df132"/>
    </style:style>
    <style:style style:name="P43" style:family="paragraph" style:parent-style-name="Table_20_Contents">
      <style:text-properties fo:font-size="10pt" officeooo:rsid="0011e3a5" officeooo:paragraph-rsid="0011e3a5"/>
    </style:style>
    <style:style style:name="P44" style:family="paragraph" style:parent-style-name="Table_20_Contents">
      <style:text-properties fo:font-size="10pt" officeooo:rsid="0018c8cc" officeooo:paragraph-rsid="0018c8cc"/>
    </style:style>
    <style:style style:name="P45" style:family="paragraph" style:parent-style-name="Table_20_Contents">
      <style:text-properties fo:font-size="10pt" officeooo:rsid="001aa08e" officeooo:paragraph-rsid="001aa08e"/>
    </style:style>
    <style:style style:name="P46" style:family="paragraph" style:parent-style-name="Table_20_Contents">
      <style:text-properties fo:font-size="10pt" officeooo:rsid="00245d62" officeooo:paragraph-rsid="00245d62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49" style:family="paragraph" style:parent-style-name="Table_20_Contents">
      <style:text-properties fo:font-size="10pt" officeooo:rsid="0028a854" officeooo:paragraph-rsid="0028a854"/>
    </style:style>
    <style:style style:name="P50" style:family="paragraph" style:parent-style-name="Table_20_Contents">
      <style:text-properties fo:font-size="10pt" officeooo:rsid="00356fdf" officeooo:paragraph-rsid="00356fdf"/>
    </style:style>
    <style:style style:name="P51" style:family="paragraph" style:parent-style-name="Table_20_Contents">
      <style:text-properties fo:font-size="10pt" officeooo:rsid="003acccb" officeooo:paragraph-rsid="003acccb"/>
    </style:style>
    <style:style style:name="P52" style:family="paragraph" style:parent-style-name="Table_20_Contents">
      <style:text-properties fo:font-size="10pt" officeooo:rsid="003acd9b" officeooo:paragraph-rsid="003acd9b"/>
    </style:style>
    <style:style style:name="P53" style:family="paragraph" style:parent-style-name="Standard">
      <style:text-properties officeooo:rsid="0027381c" officeooo:paragraph-rsid="0027381c"/>
    </style:style>
    <style:style style:name="P54" style:family="paragraph" style:parent-style-name="Table_20_Contents">
      <style:text-properties fo:font-size="10pt" officeooo:rsid="004806d7" officeooo:paragraph-rsid="004806d7" style:font-size-asian="10pt" style:font-size-complex="10pt"/>
    </style:style>
    <style:style style:name="P55" style:family="paragraph" style:parent-style-name="Table_20_Contents">
      <style:text-properties fo:font-size="10pt" officeooo:rsid="004806d7" officeooo:paragraph-rsid="0049af50" style:font-size-asian="10pt" style:font-size-complex="10pt"/>
    </style:style>
    <style:style style:name="P56" style:family="paragraph" style:parent-style-name="Table_20_Contents">
      <style:text-properties fo:font-size="10pt" officeooo:rsid="0049af50" officeooo:paragraph-rsid="0049af50" style:font-size-asian="10pt" style:font-size-complex="10pt"/>
    </style:style>
    <style:style style:name="P57" style:family="paragraph" style:parent-style-name="Table_20_Contents">
      <style:text-properties fo:font-size="10pt" officeooo:paragraph-rsid="0049af50" style:font-size-asian="10pt" style:font-size-complex="10pt"/>
    </style:style>
    <style:style style:name="P58" style:family="paragraph" style:parent-style-name="Table_20_Contents">
      <style:text-properties officeooo:paragraph-rsid="004806d7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officeooo:rsid="0018c8cc" style:font-style-asian="italic" style:font-style-complex="italic"/>
    </style:style>
    <style:style style:name="T6" style:family="text">
      <style:text-properties fo:font-style="italic" officeooo:rsid="00144b19" style:font-style-asian="italic" style:font-style-complex="italic"/>
    </style:style>
    <style:style style:name="T7" style:family="text">
      <style:text-properties fo:font-style="italic" officeooo:rsid="001603c6" style:font-style-asian="italic" style:font-style-complex="italic"/>
    </style:style>
    <style:style style:name="T8" style:family="text">
      <style:text-properties fo:font-style="italic" officeooo:rsid="001ae833" style:font-style-asian="italic" style:font-style-complex="italic"/>
    </style:style>
    <style:style style:name="T9" style:family="text">
      <style:text-properties fo:font-style="italic" officeooo:rsid="001b3e62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officeooo:rsid="000df132" style:font-style-asian="normal" style:font-style-complex="normal"/>
    </style:style>
    <style:style style:name="T13" style:family="text">
      <style:text-properties officeooo:rsid="0010d0b6"/>
    </style:style>
    <style:style style:name="T14" style:family="text">
      <style:text-properties style:text-underline-style="none"/>
    </style:style>
    <style:style style:name="T15" style:family="text">
      <style:text-properties officeooo:rsid="00144b19"/>
    </style:style>
    <style:style style:name="T16" style:family="text">
      <style:text-properties officeooo:rsid="001603c6"/>
    </style:style>
    <style:style style:name="T17" style:family="text">
      <style:text-properties officeooo:rsid="0018c8cc"/>
    </style:style>
    <style:style style:name="T18" style:family="text">
      <style:text-properties officeooo:rsid="001ae833"/>
    </style:style>
    <style:style style:name="T19" style:family="text">
      <style:text-properties officeooo:rsid="001b3e62"/>
    </style:style>
    <style:style style:name="T20" style:family="text">
      <style:text-properties officeooo:rsid="00239a38"/>
    </style:style>
    <style:style style:name="T21" style:family="text">
      <style:text-properties officeooo:rsid="0023e542"/>
    </style:style>
    <style:style style:name="T22" style:family="text">
      <style:text-properties officeooo:rsid="0027381c"/>
    </style:style>
    <style:style style:name="T23" style:family="text">
      <style:text-properties officeooo:rsid="00381ff3"/>
    </style:style>
    <style:style style:name="T24" style:family="text">
      <style:text-properties officeooo:rsid="003acccb"/>
    </style:style>
    <style:style style:name="T25" style:family="text">
      <style:text-properties officeooo:rsid="003ce446"/>
    </style:style>
    <style:style style:name="T26" style:family="text">
      <style:text-properties officeooo:rsid="003f45e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0pt" officeooo:rsid="004806d7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7">Nombre del comando</text:p>
          </table:table-cell>
          <table:table-cell table:style-name="Tabla1.A1" office:value-type="string">
            <text:p text:style-name="P48">Sintaxis</text:p>
          </table:table-cell>
          <table:table-cell table:style-name="Tabla1.C1" office:value-type="string">
            <text:p text:style-name="P47">Función/Explicación</text:p>
          </table:table-cell>
        </table:table-row>
        <table:table-row>
          <table:table-cell table:style-name="Tabla1.A2" office:value-type="string">
            <text:p text:style-name="P43">man</text:p>
          </table:table-cell>
          <table:table-cell table:style-name="Tabla1.A2" office:value-type="string">
            <text:p text:style-name="P43">man (comando)</text:p>
          </table:table-cell>
          <table:table-cell table:style-name="Tabla1.C2" office:value-type="string">
            <text:p text:style-name="P43">Muestra toda la información asociada al comando</text:p>
          </table:table-cell>
        </table:table-row>
        <table:table-row>
          <table:table-cell table:style-name="Tabla1.A2" office:value-type="string">
            <text:p text:style-name="P45">tldr</text:p>
          </table:table-cell>
          <table:table-cell table:style-name="Tabla1.A2" office:value-type="string">
            <text:p text:style-name="P45">tldr (comando)</text:p>
          </table:table-cell>
          <table:table-cell table:style-name="Tabla1.C2" office:value-type="string">
            <text:p text:style-name="P45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1">carpeta</text:span><text:span text:style-name="T12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17">(</text:span><text:span text:style-name="T20">a</text:span><text:span text:style-name="T5">rchivo</text:span><text:span text:style-name="T17">)</text:span></text:p>
          </table:table-cell>
          <table:table-cell table:style-name="Tabla1.C2" office:value-type="string">
            <text:p text:style-name="P44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7" office:value-type="string">
            <text:p text:style-name="P49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4">cat </text:span>/proc/&lt;pid&gt;/maps</text:p>
          </table:table-cell>
          <table:table-cell table:style-name="Tabla1.C2" office:value-type="string">
            <text:p text:style-name="P46">Muestra la ubicación real del segmento de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cat /proc/stat</text:p>
          </table:table-cell>
          <table:table-cell table:style-name="Tabla1.C2" office:value-type="string">
            <text:p text:style-name="P51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2">cat /proc/&lt;PID&gt;/status</text:p>
          </table:table-cell>
          <table:table-cell table:style-name="Tabla1.C2" office:value-type="string">
            <text:p text:style-name="P52">Muestra las estadísticas de un proceso, incluida los desalojos voluntarios y no voluntarios</text:p>
          </table:table-cell>
        </table:table-row>
        <table:table-row table:style-name="Tabla1.20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0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0">nombre del archivo</text:span>) -o (<text:span text:style-name="T10">nombre</text:span> <text:span text:style-name="T10">del</text:span> <text:span text:style-name="T10">archivo</text:span> <text:span text:style-name="T10">luego</text:span> <text:span text:style-name="T10">de</text:span> <text:span text:style-name="T10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0">nombre del archivo</text:span>) -<text:span text:style-name="T26">S</text:span> (<text:span text:style-name="T10">nombre</text:span> <text:span text:style-name="T10">del</text:span> <text:span text:style-name="T10">archivo</text:span> <text:span text:style-name="T10">luego</text:span> <text:span text:style-name="T10">de</text:span> <text:span text:style-name="T10">compilar</text:span>)</text:p>
          </table:table-cell>
          <table:table-cell table:style-name="Tabla1.C2" office:value-type="string">
            <text:p text:style-name="P40">Genera el código de nuestro programa en asse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3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8">gcc </text:span>-<text:span text:style-name="T18">c (</text:span><text:span text:style-name="T8">archivo</text:span><text:span text:style-name="T18">)</text:span></text:p>
          </table:table-cell>
          <table:table-cell table:style-name="Tabla1.C2" office:value-type="string">
            <text:p text:style-name="P24">Genera un archivo reubicable con extensión .o</text:p>
          </table:table-cell>
        </table:table-row>
        <table:table-row table:style-name="Tabla1.26">
          <table:covered-table-cell table:style-name="Tabla1.A2"/>
          <table:table-cell table:style-name="Tabla1.A2" office:value-type="string">
            <text:p text:style-name="P24">gcc -E <text:span text:style-name="T19">(</text:span><text:span text:style-name="T9">archivo</text:span><text:span text:style-name="T19">)</text:span></text:p>
          </table:table-cell>
          <table:table-cell table:style-name="Tabla1.C2" office:value-type="string">
            <text:p text:style-name="P25">Genera un archivo preprocesado con extensión .i</text:p>
          </table:table-cell>
        </table:table-row>
        <table:table-row table:style-name="Tabla1.26">
          <table:covered-table-cell table:style-name="Tabla1.A2"/>
          <table:table-cell table:style-name="Tabla1.A2" office:value-type="string">
            <text:p text:style-name="P28">gcc (<text:span text:style-name="T3">archivo</text:span>) -L(<text:span text:style-name="T3">ruta al archivo</text:span>) -l (nombre de la librería) -o (nombre del archivo de salida)</text:p>
          </table:table-cell>
          <table:table-cell table:style-name="Tabla1.C2" office:value-type="string">
            <text:p text:style-name="P28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42">time (<text:span text:style-name="T10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3">ps </text:span>-<text:span text:style-name="T13">fu (</text:span><text:span text:style-name="T4">proceso</text:span><text:span text:style-name="T13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3">ps </text:span>-<text:span text:style-name="T13">t –p (</text:span><text:span text:style-name="T4">proceso</text:span><text:span text:style-name="T13">)</text:span></text:p>
          </table:table-cell>
          <table:table-cell table:style-name="Tabla1.C2" office:value-type="string">
            <text:p text:style-name="P10">- <text:span text:style-name="T13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4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5">(</text:span><text:span text:style-name="T6">comando</text:span><text:span text:style-name="T15">) </text:span>/<text:span text:style-name="T15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/self</text:span></text:p>
          </table:table-cell>
          <table:table-cell table:style-name="Tabla1.C2" office:value-type="string">
            <text:p text:style-name="P21">Muestra el PID del proceso selec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3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39">
          <table:table-cell table:style-name="Tabla1.A2" office:value-type="string">
            <text:p text:style-name="P26">file</text:p>
          </table:table-cell>
          <table:table-cell table:style-name="Tabla1.A2" office:value-type="string">
            <text:p text:style-name="P27">file (<text:span text:style-name="T3">archivo</text:span>)</text:p>
          </table:table-cell>
          <table:table-cell table:style-name="Tabla1.C2" office:value-type="string">
            <text:p text:style-name="P26">Muestra el tipo de archivo</text:p>
          </table:table-cell>
        </table:table-row>
        <table:table-row>
          <table:table-cell table:style-name="Tabla1.A2" table:number-rows-spanned="4" office:value-type="string">
            <text:p text:style-name="P29">readelf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9">readelf -S (<text:span text:style-name="T3">archivo</text:span>)</text:p>
          </table:table-cell>
          <table:table-cell table:style-name="Tabla1.C41" office:value-type="string">
            <text:p text:style-name="P29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./(<text:span text:style-name="T3">archivo</text:span>)</text:p>
          </table:table-cell>
          <table:table-cell table:style-name="Tabla1.C2" office:value-type="string">
            <text:p text:style-name="P31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l (<text:span text:style-name="T3">archivo)</text:span></text:p>
          </table:table-cell>
          <table:table-cell table:style-name="Tabla1.C43" office:value-type="string">
            <text:p text:style-name="P31">Enumera las cabeceras y secciones del proceso, también figuran banderas correspondientes a cada segmento (R) Read<text:span text:style-name="T21">a</text:span>ble, <text:span text:style-name="T21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29">objdump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d (<text:span text:style-name="T3">archivo</text:span>)</text:p>
          </table:table-cell>
          <table:table-cell table:style-name="Tabla1.C2" office:value-type="string">
            <text:p text:style-name="P30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j (<text:span text:style-name="T3">sección</text:span>) (<text:span text:style-name="T3">archivo</text:span>)</text:p>
          </table:table-cell>
          <table:table-cell table:style-name="Tabla1.C2" office:value-type="string">
            <text:p text:style-name="P30">Le dice que se enfoque solo en una sección específica</text:p>
          </table:table-cell>
        </table:table-row>
        <table:table-row>
          <table:table-cell table:style-name="Tabla1.A2" office:value-type="string">
            <text:p text:style-name="P32">gdb</text:p>
          </table:table-cell>
          <table:table-cell table:style-name="Tabla1.A2" office:value-type="string">
            <text:p text:style-name="P32">GNU Debugger</text:p>
          </table:table-cell>
          <table:table-cell table:style-name="Tabla1.C47" office:value-type="string">
            <text:p text:style-name="P33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4">vmstat</text:p>
          </table:table-cell>
          <table:table-cell table:style-name="Tabla1.A2" office:value-type="string">
            <text:p text:style-name="P36">vmstat (<text:span text:style-name="T3">número de muestras a tomar</text:span>) (i<text:span text:style-name="T3">ntervalo de tiempo, en segundos, entre cada muestra</text:span>)</text:p>
          </table:table-cell>
          <table:table-cell table:style-name="Tabla1.C2" office:value-type="string">
            <text:p text:style-name="P34">Muestra <text:span text:style-name="T23">estadísticas d</text:span>el estado de la memoria virtual</text:p>
          </table:table-cell>
        </table:table-row>
        <table:table-row>
          <table:table-cell table:style-name="Tabla1.A2" office:value-type="string">
            <text:p text:style-name="P37">grep</text:p>
          </table:table-cell>
          <table:table-cell table:style-name="Tabla1.A2" office:value-type="string">
            <text:p text:style-name="P37">grep (<text:span text:style-name="T3">palabra</text:span>) (<text:span text:style-name="T3">ubicación</text:span>)</text:p>
          </table:table-cell>
          <table:table-cell table:style-name="Tabla1.C2" office:value-type="string">
            <text:p text:style-name="P37">Muestra los párrafos que contienen esa palabra</text:p>
          </table:table-cell>
        </table:table-row>
        <table:table-row>
          <table:table-cell table:style-name="Tabla1.A2" office:value-type="string">
            <text:p text:style-name="P35">yes</text:p>
          </table:table-cell>
          <table:table-cell table:style-name="Tabla1.A2" office:value-type="string">
            <text:p text:style-name="P35">yes</text:p>
          </table:table-cell>
          <table:table-cell table:style-name="Tabla1.C2" office:value-type="string">
            <text:p text:style-name="P35">yyyyyyyyyyyyyyyyyyyyyyyyyyyyyyyyyyyyyyyyyyyyyyyy</text:p>
          </table:table-cell>
        </table:table-row>
        <table:table-row>
          <table:table-cell table:style-name="Tabla1.A2" office:value-type="string">
            <text:p text:style-name="P38">nice</text:p>
          </table:table-cell>
          <table:table-cell table:style-name="Tabla1.A2" office:value-type="string">
            <text:p text:style-name="P39">nice (-+ <text:span text:style-name="T3">numero</text:span>) (<text:span text:style-name="T3">comando</text:span>/<text:span text:style-name="T3">proceso</text:span>)</text:p>
          </table:table-cell>
          <table:table-cell table:style-name="Tabla1.C2" office:value-type="string">
            <text:p text:style-name="P38">Modifica la prioridad del proceso a voluntad del usuario</text:p>
          </table:table-cell>
        </table:table-row>
        <table:table-row>
          <table:table-cell table:style-name="Tabla1.A2" office:value-type="string">
            <text:p text:style-name="P38">kill</text:p>
          </table:table-cell>
          <table:table-cell table:style-name="Tabla1.A2" office:value-type="string">
            <text:p text:style-name="P39">kill (<text:span text:style-name="T3">proceso</text:span>)</text:p>
          </table:table-cell>
          <table:table-cell table:style-name="Tabla1.C2" office:value-type="string">
            <text:p text:style-name="P38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5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38">Archivo/dispositivo agujero negro o papelera de reciclaje</text:p>
          </table:table-cell>
        </table:table-row>
        <table:table-row>
          <table:table-cell table:style-name="Tabla1.A2" office:value-type="string">
            <text:p text:style-name="P38">&gt;</text:p>
          </table:table-cell>
          <table:table-cell table:style-name="Tabla1.A2" office:value-type="string">
            <text:p text:style-name="P38">(<text:span text:style-name="T3">comando</text:span>) &gt; (<text:span text:style-name="T3">archivo o ubicación)</text:span></text:p>
          </table:table-cell>
          <table:table-cell table:style-name="Tabla1.C2" office:value-type="string">
            <text:p text:style-name="P38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38">&amp;</text:p>
          </table:table-cell>
          <table:table-cell table:style-name="Tabla1.A2" office:value-type="string">
            <text:p text:style-name="P38">(<text:span text:style-name="T3">comando</text:span>) &amp;</text:p>
          </table:table-cell>
          <table:table-cell table:style-name="Tabla1.C2" office:value-type="string">
            <text:p text:style-name="P38">Envía el proceso al background y nos devuelve el prompt</text:p>
          </table:table-cell>
        </table:table-row>
        <table:table-row>
          <table:table-cell table:style-name="Tabla1.A2" office:value-type="string">
            <text:p text:style-name="P41">wc</text:p>
          </table:table-cell>
          <table:table-cell table:style-name="Tabla1.A2" office:value-type="string">
            <text:p text:style-name="P41">ls | wc</text:p>
          </table:table-cell>
          <table:table-cell table:style-name="Tabla1.C2" office:value-type="string">
            <text:p text:style-name="P41">muestra, por columnas, la cantidad de archivos, la cantidad de palabras en todos los archivos, cantidad totales de caracteres</text:p>
          </table:table-cell>
        </table:table-row>
        <table:table-row>
          <table:table-cell table:style-name="Tabla1.A2" office:value-type="string">
            <text:p text:style-name="P41">|</text:p>
          </table:table-cell>
          <table:table-cell table:style-name="Tabla1.A2" office:value-type="string">
            <text:p text:style-name="P41">(proceso) | (proceso)</text:p>
          </table:table-cell>
          <table:table-cell table:style-name="Tabla1.C2" office:value-type="string">
            <text:p text:style-name="P41">Crea una tubería entre los dos procesos especificados</text:p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ext:soft-page-break/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70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53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2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2">O</text:span>btiene el PID del padre del proceso</text:p>
          </table:table-cell>
        </table:table-row>
        <table:table-row>
          <table:table-cell table:style-name="Tabla2.A2" office:value-type="string">
            <text:p text:style-name="P23">fork()</text:p>
          </table:table-cell>
          <table:table-cell table:style-name="Tabla2.A2" office:value-type="string">
            <text:p text:style-name="P23">fork()</text:p>
          </table:table-cell>
          <table:table-cell table:style-name="Tabla2.C2" office:value-type="string">
            <text:p text:style-name="P23"><text:span text:style-name="T22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2.A2" office:value-type="string">
            <text:p text:style-name="P54">lockf()</text:p>
          </table:table-cell>
          <table:table-cell table:style-name="Tabla2.A2" office:value-type="string">
            <text:p text:style-name="P54">lockf(&lt;descriptor&gt;, &lt;operación&gt;, &lt;tamaño del bloqueo&gt;)</text:p>
          </table:table-cell>
          <table:table-cell table:style-name="Tabla2.C2" office:value-type="string">
            <text:p text:style-name="P54">Función que coloca, elimina o comprueba un candado.</text:p>
            <text:p text:style-name="P54">Posee las operaciones: </text:p>
            <text:p text:style-name="P54"><text:span text:style-name="T27">F_ULOCK </text:span>(elimina el candado), </text:p>
            <text:p text:style-name="P54"><text:span text:style-name="T27">F_LOCK </text:span>(coloca candado exclusivo en modo bloqueante)</text:p>
            <text:p text:style-name="P54"><text:span text:style-name="T27">F_TLOCK</text:span> (coloca candado exclusivo en modo no bloqueante) </text:p>
            <text:p text:style-name="P54"><text:span text:style-name="T27">F_TEST </text:span>(comprueba si hay un candado)</text:p>
            <text:p text:style-name="P54">Un tamaño nulo bloquea hasta el final del archivos</text:p>
          </table:table-cell>
        </table:table-row>
        <table:table-row>
          <table:table-cell table:style-name="Tabla2.A2" office:value-type="string">
            <text:p text:style-name="P56">GETVAL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Devuelve el estado actual del semáforo (bloqueado o desbloqueado). </text:p>
            <text:p text:style-name="P54"/>
          </table:table-cell>
        </table:table-row>
        <table:table-row>
          <table:table-cell table:style-name="Tabla2.A2" office:value-type="string">
            <text:p text:style-name="P55">SETVAL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5">Establece el estado actual del semáforo en «arg»</text:p>
          </table:table-cell>
        </table:table-row>
        <table:table-row>
          <table:table-cell table:style-name="Tabla2.A2" office:value-type="string">
            <text:p text:style-name="P58"><text:span text:style-name="T28">GETPID</text:span>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7">Devuelve el «PID» del último proceso que llamó a «semop».</text:p>
          </table:table-cell>
        </table:table-row>
        <table:table-row>
          <table:table-cell table:style-name="Tabla2.A2" office:value-type="string">
            <text:p text:style-name="P54">GETNCNT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Hace que el valor de retorno de «semctl» sea el número de procesos que esperan que el semáforo aumente, es decir, el número de procesos que esperan en el</text:p>
            <text:p text:style-name="P54">semáforo.</text:p>
          </table:table-cell>
        </table:table-row>
        <table:table-row>
          <table:table-cell table:style-name="Tabla2.A2" office:value-type="string">
            <text:p text:style-name="P54">GETZCNT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Hace que el valor de retorno de «semctl» sea el número de procesos que esperan a que el semáforo sea cero.</text:p>
          </table:table-cell>
        </table:table-row>
        <table:table-row>
          <table:table-cell table:style-name="Tabla2.A2" office:value-type="string">
            <text:p text:style-name="P54">GETALL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Devuelve el valor de todos los semáforos del conjunto asociados a «semid»</text:p>
          </table:table-cell>
        </table:table-row>
        <table:table-row>
          <table:table-cell table:style-name="Tabla2.A2" office:value-type="string">
            <text:p text:style-name="P54">SETALL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Establece el valor de todos los semáforos del conjunto asociado a «semid» a los valores almacenados en «arg.array»</text:p>
          </table:table-cell>
        </table:table-row>
        <table:table-row>
          <table:table-cell table:style-name="Tabla2.A2" office:value-type="string">
            <text:p text:style-name="P54">IPC_RMID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Elimina el semáforo con «semid»</text:p>
          </table:table-cell>
        </table:table-row>
        <table:table-row>
          <table:table-cell table:style-name="Tabla2.A2" office:value-type="string">
            <text:p text:style-name="P54">IPC_SET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Establece el modo (bits de permiso) en el semáforo.</text:p>
          </table:table-cell>
        </table:table-row>
        <table:table-row>
          <table:table-cell table:style-name="Tabla2.A2" office:value-type="string">
            <text:p text:style-name="P54">IPC_STAT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Cada semáforo tiene una estructura de datos, semid_ds, que describe completamente su configuración y <text:soft-page-break/>comportamiento.</text:p>
          </table:table-cell>
        </table:table-row>
        <table:table-row table:style-name="Tabla2.15">
          <table:table-cell table:style-name="Tabla2.A2" office:value-type="string">
            <text:p text:style-name="P54">IPC_STAT</text:p>
          </table:table-cell>
          <table:table-cell table:style-name="Tabla2.A2" office:value-type="string">
            <text:p text:style-name="P54"/>
          </table:table-cell>
          <table:table-cell table:style-name="Tabla2.C2" office:value-type="string">
            <text:p text:style-name="P54">copia esta información de configuración en el miembro "arg.buf" de la estructura</text:p>
            <text:p text:style-name="P54">semu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10-03T11:42:24.717634854</dc:date>
    <meta:editing-duration>PT8H59M26S</meta:editing-duration>
    <meta:editing-cycles>23</meta:editing-cycles>
    <meta:generator>LibreOffice/24.2.5.2$Linux_X86_64 LibreOffice_project/420$Build-2</meta:generator>
    <meta:document-statistic meta:table-count="2" meta:image-count="0" meta:object-count="0" meta:page-count="4" meta:paragraph-count="191" meta:word-count="958" meta:character-count="6444" meta:non-whitespace-character-count="5625"/>
  </office:meta>
</office:document-meta>
</file>